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Baghdad" svg:font-family="Baghdad" style:font-pitch="variable"/>
    <style:font-face style:name="Arial Unicode MS1" svg:font-family="'Arial Unicode MS'" style:font-family-generic="modern" style:font-pitch="variable"/>
    <style:font-face style:name="Monaco1" svg:font-family="Monaco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Extracto">
      <style:paragraph-properties fo:text-align="center" style:justify-single-word="false"/>
      <style:text-properties style:font-name="Baghda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Baghda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Baghda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Baghda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Baghdad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Baghdad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Baghdad" fo:font-size="10pt" fo:font-style="normal" style:font-size-asian="8.75pt" style:font-style-asian="normal" style:font-size-complex="10pt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Baghdad" fo:font-size="10pt" fo:font-style="italic" fo:font-weight="bold" style:font-size-asian="8.75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Baghdad" fo:font-size="10pt" style:font-size-asian="8.75pt" style:font-size-complex="10pt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center" style:justify-single-word="false"/>
      <style:text-properties style:text-position="sub 58%" style:font-name="Baghdad" fo:font-size="10pt" fo:font-style="normal" fo:font-weight="normal" style:font-size-asian="8.69999980926514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text-position="sub 58%" style:font-name="Baghdad" fo:font-size="10pt" fo:font-style="normal" fo:font-weight="normal" style:font-size-asian="8.69999980926514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text-position="0% 100%" style:font-name="Baghdad" fo:font-size="10pt" fo:font-style="normal" fo:font-weight="normal" style:font-size-asian="8.69999980926514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text-position="0% 100%" style:font-name="Baghdad" fo:font-size="10pt" fo:font-style="italic" fo:font-weight="bold" style:font-size-asian="8.69999980926514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0138in solid #000000" style:join-border="false"/>
      <style:text-properties style:font-name="Baghdad"/>
    </style:style>
    <style:style style:name="P17" style:family="paragraph" style:parent-style-name="Gráfico">
      <style:paragraph-properties fo:text-align="center" style:justify-single-word="false"/>
      <style:text-properties style:font-name="Baghda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Baghdad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Baghdad" fo:font-size="10pt" style:font-size-asian="8.75pt" style:font-size-complex="10pt"/>
    </style:style>
    <style:style style:name="P20" style:family="paragraph" style:parent-style-name="Standard">
      <style:paragraph-properties fo:line-height="150%" fo:text-align="justify" style:justify-single-word="false"/>
      <style:text-properties style:text-position="sub 58%" style:font-name="Baghdad" fo:font-size="10pt" fo:font-style="normal" fo:font-weight="normal" style:font-size-asian="8.69999980926514pt" style:font-style-asian="normal" style:font-weight-asian="normal" style:font-size-complex="10pt" style:font-style-complex="normal" style:font-weight-complex="normal"/>
    </style:style>
    <style:style style:name="P21" style:family="paragraph">
      <style:paragraph-properties style:text-autospace="none"/>
    </style:style>
    <style:style style:name="P22" style:family="paragraph">
      <style:text-properties fo:font-size="7pt" style:font-size-asian="7pt" style:font-size-complex="7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Baghdad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Baghdad"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size-asian="8.69999980926514pt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size-asian="8.69999980926514pt"/>
    </style:style>
    <style:style style:name="T12" style:family="text">
      <style:text-properties style:text-position="0% 100%" fo:font-style="italic" style:font-size-asian="8.69999980926514pt" style:font-style-asian="italic" style:font-style-complex="italic"/>
    </style:style>
    <style:style style:name="T13" style:family="text">
      <style:text-properties fo:color="#7f0055" style:font-name="Monaco" fo:font-size="7pt" fo:font-weight="bold" style:font-name-asian="Monaco" style:font-size-asian="7pt" style:font-weight-asian="bold" style:font-name-complex="Monaco" style:font-size-complex="7pt" style:font-weight-complex="bold"/>
    </style:style>
    <style:style style:name="T14" style:family="text">
      <style:text-properties fo:color="#000000" style:font-name="Monaco" fo:font-size="7pt" style:font-name-asian="Monaco" style:font-size-asian="7pt" style:font-name-complex="Monaco" style:font-size-complex="7pt"/>
    </style:style>
    <style:style style:name="T15" style:family="text">
      <style:text-properties style:font-name="Monaco" fo:font-size="7pt" style:font-name-asian="Monaco" style:font-size-asian="7pt" style:font-name-complex="Monaco" style:font-size-complex="7pt"/>
    </style:style>
    <style:style style:name="T16" style:family="text">
      <style:text-properties fo:color="#2a00ff" style:font-name="Monaco" fo:font-size="7pt" style:font-name-asian="Monaco" style:font-size-asian="7pt" style:font-name-complex="Monaco" style:font-size-complex="7pt"/>
    </style:style>
    <style:style style:name="T17" style:family="text">
      <style:text-properties fo:color="#7f0055" style:font-name="Monaco" fo:font-size="7pt" fo:font-weight="bold" style:font-name-asian="Monaco" style:font-size-asian="12pt" style:font-weight-asian="bold" style:font-name-complex="Monaco" style:font-size-complex="7pt" style:font-weight-complex="bold"/>
    </style:style>
    <style:style style:name="T18" style:family="text">
      <style:text-properties fo:color="#000000" style:font-name="Monaco" fo:font-size="7pt" style:font-name-asian="Monaco" style:font-size-asian="12pt" style:font-name-complex="Monaco" style:font-size-complex="7pt"/>
    </style:style>
    <style:style style:name="T19" style:family="text">
      <style:text-properties fo:color="#646464" style:font-name="Monaco" fo:font-size="7pt" style:font-name-asian="Monaco" style:font-size-asian="12pt" style:font-name-complex="Monaco" style:font-size-complex="7pt"/>
    </style:style>
    <style:style style:name="T20" style:family="text">
      <style:text-properties style:font-name="Monaco" fo:font-size="7pt" style:font-name-asian="Monaco" style:font-size-asian="12pt" style:font-name-complex="Monaco" style:font-size-complex="7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ole-draw-aspect="1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575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xtracto"/>
        <text:sequence-decl text:display-outline-level="0" text:name="Gráfico"/>
      </text:sequence-decls>
      <text:p text:style-name="P3"/>
      <text:p text:style-name="P3">Bases de Datos</text:p>
      <text:p text:style-name="P4">Trabajo Práctico Nro. 2</text:p>
      <text:p text:style-name="P16"/>
      <text:p text:style-name="P5"/>
      <text:p text:style-name="P10">Para este trabajo se partió de un motor de bases de datos en desarrollo, <text:span text:style-name="T1">UBADB</text:span><text:span text:style-name="T4">, para cuyo Buffer Manager se implementaron dos estrategias nuevas de reemplazo de páginas: LRU (least recently used) y MRU (most recently used), además de la ya existente FIFO (first in, first out).</text:span></text:p>
      <text:p text:style-name="P10"><text:span text:style-name="T4">A continuación se presenta una descripción breve de lo desarrollado, y luego un breve análisis de la performance de las distintas estrategias para cuatro patrones de uso típicos: </text:span><text:span text:style-name="T2">file scan, index scan clustered, index scan unclustered </text:span><text:span text:style-name="T4">y </text:span><text:span text:style-name="T2">block nested loop join</text:span><text:span text:style-name="T4">.</text:span></text:p>
      <text:p text:style-name="P10"><text:span text:style-name="T4"/></text:p>
      <text:p text:style-name="P9">IMPLEMENTACIÓN</text:p>
      <text:p text:style-name="P10"><text:span text:style-name="T4">El código relativo a las estrategias se encuentra en el paquete </text:span><text:span text:style-name="T2">ubadb.components.bufferManager.bufferPool.replacementStrategies.</text:span></text:p>
      <text:p text:style-name="P6">Se observó que las tres estrategias tenían lógica en común: en todas se buscaba encontrar el frame que maximizara cierta propiedad. Algorítimicamente, se debía iterar sobre todos los frame, tomando como candidato a víctima aquel que resultara de comparar contra el resto.</text:p>
      <text:p text:style-name="P8"><text:span text:style-name="T5">Con esto en cuenta, se decidió extraer este comportamiento en común y dejar para cada estrategia definir cómo se realizaba la comparación de frames. Esto se llevó a cabo utilizando lo que se conoce como </text:span><text:span text:style-name="T2">template method</text:span><text:span text:style-name="T5">, se definió el esqueleto del algoritmo en una clase abstracta, llamada </text:span><text:span text:style-name="T2">FrameComparisonReplacementStrategy</text:span><text:span text:style-name="T5">, que llama a un método abstracto que realiza la comparación. De esta forma, cada implementación sólo debía definir cuándo un frame reemplaza a otro como candidato a víctima:</text:span></text:p>
      <text:p text:style-name="P6"/>
      <text:list xml:id="list1944713770" text:style-name="L1">
        <text:list-item>
          <text:p text:style-name="P18">FIFO: un frame reemplaza a otro si tiene fecha de creación anterior</text:p>
        </text:list-item>
        <text:list-item>
          <text:p text:style-name="P18">LRU: un frame reemplaza a otro si tiene fecha de última referencia anterior</text:p>
        </text:list-item>
        <text:list-item>
          <text:p text:style-name="P18">MRU: un frame reemplaza a otro si tiene fecha de última referencia posterior</text:p>
          <text:p text:style-name="P18"/>
        </text:list-item>
      </text:list>
      <text:p text:style-name="P11"><text:span text:style-name="T6">Cabe destacar que hasta los frames no guardan la información de cuál fue su fecha de </text:span><text:span text:style-name="T6">última referencia, por lo cual las nuevas estrategias de reemplazo utilizan un tipo de frame distinto al genérico</text:span><text:span text:style-name="T7">: TrackedUsageBufferFrame</text:span><text:span text:style-name="T6">. Al igual que </text:span><text:span text:style-name="T7">FIFOBufferFrame</text:span><text:span text:style-name="T6">, éste agrega un campo de tipo </text:span><text:span text:style-name="T7">java.util.Date</text:span><text:span text:style-name="T6">, </text:span><text:span text:style-name="T6">que en este caso representa el dato que nos faltaba.</text:span></text:p>
      <text:p text:style-name="P6"><text:soft-page-break/>A continuación se pueden ver extractos del código que muestran lo realizado:</text:p>
      <text:p text:style-name="P6"/>
      <text:p text:style-name="P6"><draw:frame draw:style-name="fr1" draw:name="Frame1" text:anchor-type="paragraph" svg:x="0.0484in" svg:y="-0.0417in" svg:width="6.7339in" draw:z-index="0"><draw:text-box fo:min-height="2.7693in"><text:p text:style-name="P2"><draw:frame text:anchor-type="paragraph" draw:z-index="1" draw:style-name="gr1" draw:text-style-name="P22" svg:width="6.7252in" svg:height="2.598in" svg:x="0.0043in" svg:y="0in"><draw:text-box><text:p text:style-name="P21"><text:span text:style-name="T13">public</text:span><text:span text:style-name="T14"> </text:span><text:span text:style-name="T13">abstract</text:span><text:span text:style-name="T14"> </text:span><text:span text:style-name="T13">class</text:span><text:span text:style-name="T14"> FrameComparisonReplacementStrategy </text:span><text:span text:style-name="T13">implements</text:span><text:span text:style-name="T14"> PageReplacementStrategy {</text:span></text:p><text:p text:style-name="P21"><text:span text:style-name="T15"/></text:p><text:p text:style-name="P21"><text:span text:style-name="T14"><text:s text:c="4"/></text:span><text:span text:style-name="T13">public</text:span><text:span text:style-name="T14"> BufferFrame findVictim(Collection&lt;BufferFrame&gt; bufferFrames) </text:span><text:span text:style-name="T13">throws</text:span><text:span text:style-name="T14"> PageReplacementStrategyException </text:span><text:span text:style-name="T15">{</text:span></text:p><text:p text:style-name="P21"><text:span text:style-name="T14"><text:s text:c="8"/></text:span><text:span text:style-name="T14">BufferFrame victim = </text:span><text:span text:style-name="T13">null</text:span><text:span text:style-name="T14">;</text:span></text:p><text:p text:style-name="P21"><text:span text:style-name="T14"><text:s text:c="8"/></text:span></text:p><text:p text:style-name="P21"><text:span text:style-name="T14"><text:s text:c="8"/></text:span><text:span text:style-name="T13">for</text:span><text:span text:style-name="T14">(BufferFrame bufferFrame : bufferFrames) </text:span><text:span text:style-name="T15">{</text:span></text:p><text:p text:style-name="P21"><text:span text:style-name="T14"><text:s text:c="12"/></text:span><text:span text:style-name="T13">if</text:span><text:span text:style-name="T14">(bufferFrame.canBeReplaced() &amp;&amp; (victim == </text:span><text:span text:style-name="T13">null</text:span><text:span text:style-name="T14"> || shoudReplace(victim, bufferFrame))) </text:span><text:span text:style-name="T15">{</text:span></text:p><text:p text:style-name="P21"><text:span text:style-name="T14"><text:s text:c="16"/></text:span><text:span text:style-name="T14">victim = bufferFrame;</text:span></text:p><text:p text:style-name="P21"><text:span text:style-name="T14"><text:s text:c="12"/></text:span><text:span text:style-name="T14">}</text:span></text:p><text:p text:style-name="P21"><text:span text:style-name="T14"><text:s text:c="8"/></text:span><text:span text:style-name="T14">}</text:span></text:p><text:p text:style-name="P21"><text:span text:style-name="T14"><text:s text:c="8"/></text:span></text:p><text:p text:style-name="P21"><text:span text:style-name="T14"><text:s text:c="8"/></text:span><text:span text:style-name="T13">if</text:span><text:span text:style-name="T14">(victim == </text:span><text:span text:style-name="T13">null</text:span><text:span text:style-name="T14">)</text:span></text:p><text:p text:style-name="P21"><text:span text:style-name="T14"><text:s text:c="12"/></text:span><text:span text:style-name="T13">throw</text:span><text:span text:style-name="T14"> </text:span><text:span text:style-name="T13">new</text:span><text:span text:style-name="T14"> PageReplacementStrategyException(</text:span><text:span text:style-name="T16">"No page can be removed from pool"</text:span><text:span text:style-name="T14">);</text:span></text:p><text:p text:style-name="P21"><text:span text:style-name="T14"><text:s text:c="8"/></text:span><text:span text:style-name="T13">else</text:span></text:p><text:p text:style-name="P21"><text:span text:style-name="T14"><text:s text:c="12"/></text:span><text:span text:style-name="T13">return</text:span><text:span text:style-name="T14"> victim;</text:span></text:p><text:p text:style-name="P21"><text:span text:style-name="T14"><text:s text:c="4"/></text:span><text:span text:style-name="T14">}</text:span></text:p><text:p text:style-name="P21"><text:span text:style-name="T15"/></text:p><text:p text:style-name="P21"><text:span text:style-name="T14"><text:s text:c="4"/></text:span><text:span text:style-name="T13">protected</text:span><text:span text:style-name="T14"> </text:span><text:span text:style-name="T13">abstract</text:span><text:span text:style-name="T14"> </text:span><text:span text:style-name="T13">boolean</text:span><text:span text:style-name="T14"> shoudReplace(BufferFrame currentVictim, BufferFrame frame);</text:span></text:p><text:p text:style-name="P21"><text:span text:style-name="T14"><text:s text:c="4"/></text:span></text:p><text:p text:style-name="P21"><text:span text:style-name="T14">}</text:span></text:p></draw:text-box></draw:frame>Extracto <text:sequence text:ref-name="refExtracto0" text:name="Extracto" text:formula="ooow:Extracto+1" style:num-format="1">1</text:sequence>: FrameComparisonReplacementStrategy, con el esqueleto del algoritmo de comparación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2" text:anchor-type="paragraph" svg:x="0.0484in" svg:y="-0.0417in" svg:width="6.7339in" draw:z-index="2"><draw:text-box fo:min-height="1.8063in"><text:p text:style-name="P2"><draw:frame text:anchor-type="paragraph" draw:z-index="3" draw:style-name="gr1" draw:text-style-name="P22" svg:width="6.7252in" svg:height="1.5594in" svg:x="0.0043in" svg:y="0in"><draw:text-box><text:p text:style-name="P21"><text:span text:style-name="T17">public</text:span><text:span text:style-name="T18"> </text:span><text:span text:style-name="T17">class</text:span><text:span text:style-name="T18"> FIFOReplacementStrategy </text:span><text:span text:style-name="T17">extends</text:span><text:span text:style-name="T18"> FrameComparisonReplacementStrategy </text:span><text:span text:style-name="T17">implements</text:span><text:span text:style-name="T18"> PageReplacementStrategy </text:span><text:span text:style-name="T15">{ <text:s text:c="2"/></text:span></text:p><text:p text:style-name="P21"><text:span text:style-name="T18"><text:s text:c="4"/></text:span><text:span text:style-name="T19">@Override</text:span></text:p><text:p text:style-name="P21"><text:span text:style-name="T18"><text:s text:c="4"/></text:span><text:span text:style-name="T17">protected</text:span><text:span text:style-name="T18"> </text:span><text:span text:style-name="T17">boolean</text:span><text:span text:style-name="T18"> shoudReplace(BufferFrame currentVictim, BufferFrame frame) {</text:span></text:p><text:p text:style-name="P21"><text:span text:style-name="T14"><text:s text:c="8"/></text:span><text:span text:style-name="T14">FIFOBufferFrame current = (FIFOBufferFrame) currentVictim;</text:span></text:p><text:p text:style-name="P21"><text:span text:style-name="T14"><text:s text:c="8"/></text:span><text:span text:style-name="T14">FIFOBufferFrame other = (FIFOBufferFrame) frame;</text:span></text:p><text:p text:style-name="P21"><text:span text:style-name="T14"><text:s text:c="8"/></text:span></text:p><text:p text:style-name="P21"><text:span text:style-name="T18"><text:s text:c="8"/></text:span><text:span text:style-name="T17">return</text:span><text:span text:style-name="T18"> other.getCreationDate().before(current.getCreationDate());</text:span></text:p><text:p text:style-name="P21"><text:span text:style-name="T15"><text:s text:c="4"/></text:span><text:span text:style-name="T15">}</text:span></text:p><text:p text:style-name="P21"><text:span text:style-name="T15"/></text:p><text:p text:style-name="P21"><text:span text:style-name="T15"><text:tab/></text:span><text:span text:style-name="T15">...</text:span></text:p><text:p text:style-name="P21"><text:span text:style-name="T14">}</text:span></text:p></draw:text-box></draw:frame>Extracto <text:sequence text:ref-name="refExtracto1" text:name="Extracto" text:formula="ooow:Extracto+1" style:num-format="1">2</text:sequence>: FIFOReplacementStrategy, que compara fechas de creación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3" text:anchor-type="paragraph" svg:x="0.0484in" svg:y="-0.0417in" svg:width="6.7339in" draw:z-index="4"><draw:text-box fo:min-height="1.6228in"><text:p text:style-name="P2"><draw:frame text:anchor-type="paragraph" draw:z-index="5" draw:style-name="gr1" draw:text-style-name="P22" svg:width="6.7252in" svg:height="1.4295in" svg:x="0.0043in" svg:y="0in"><draw:text-box><text:p text:style-name="P21"><text:span text:style-name="T17">public</text:span><text:span text:style-name="T18"> </text:span><text:span text:style-name="T17">class</text:span><text:span text:style-name="T18"> LRUReplacementStrategy </text:span><text:span text:style-name="T17">extends</text:span><text:span text:style-name="T18"> RecentUsageReplacementStrategy </text:span><text:span text:style-name="T17">implements</text:span><text:span text:style-name="T18"> PageReplacementStrategy {</text:span></text:p><text:p text:style-name="P21"><text:span text:style-name="T20"/></text:p><text:p text:style-name="P21"><text:span text:style-name="T18"><text:s text:c="4"/></text:span><text:span text:style-name="T19">@Override</text:span></text:p><text:p text:style-name="P21"><text:span text:style-name="T18"><text:s text:c="4"/></text:span><text:span text:style-name="T17">protected</text:span><text:span text:style-name="T18"> </text:span><text:span text:style-name="T17">boolean</text:span><text:span text:style-name="T18"> shoudReplace(BufferFrame currentVictim, BufferFrame frame) {</text:span></text:p><text:p text:style-name="P21"><text:span text:style-name="T14"><text:s text:c="8"/></text:span><text:span text:style-name="T14">TrackedUsageBufferFrame current = (TrackedUsageBufferFrame) currentVictim;</text:span></text:p><text:p text:style-name="P21"><text:span text:style-name="T14"><text:s text:c="8"/></text:span><text:span text:style-name="T14">TrackedUsageBufferFrame other = (TrackedUsageBufferFrame) frame;</text:span></text:p><text:p text:style-name="P21"><text:span text:style-name="T18"><text:s text:c="8"/></text:span><text:span text:style-name="T17">return</text:span><text:span text:style-name="T18"> other.getLastReferenceDate().before(current.getLastReferenceDate());</text:span></text:p><text:p text:style-name="P21"><text:span text:style-name="T14"><text:s text:c="4"/></text:span><text:span text:style-name="T14">}</text:span></text:p><text:p text:style-name="P21"><text:span text:style-name="T15"/></text:p><text:p text:style-name="P21"><text:span text:style-name="T15"><text:tab/></text:span><text:span text:style-name="T15">...</text:span></text:p><text:p text:style-name="P21"><text:span text:style-name="T14">}</text:span></text:p></draw:text-box></draw:frame>Extracto <text:sequence text:ref-name="refExtracto2" text:name="Extracto" text:formula="ooow:Extracto+1" style:num-format="1">3</text:sequence>: LRUReplacementStrategy, que devuelve el frame con fecha de última referencia más antigua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4" text:anchor-type="paragraph" svg:x="0.0484in" svg:y="-0.0417in" svg:width="6.7339in" draw:z-index="6"><draw:text-box fo:min-height="1.6228in"><text:p text:style-name="P2"><draw:frame text:anchor-type="paragraph" draw:z-index="7" draw:style-name="gr1" draw:text-style-name="P22" svg:width="6.7252in" svg:height="1.3579in" svg:x="0.0043in" svg:y="0in"><draw:text-box><text:p><text:span text:style-name="T17">public</text:span><text:span text:style-name="T18"> </text:span><text:span text:style-name="T17">class</text:span><text:span text:style-name="T18"> MRUReplacementStrategy </text:span><text:span text:style-name="T17">extends</text:span><text:span text:style-name="T18"> RecentUsageReplacementStrategy</text:span><text:span text:style-name="T14"> </text:span><text:span text:style-name="T13">implements</text:span><text:span text:style-name="T14"> PageReplacementStrategy </text:span><text:span text:style-name="T18">{</text:span></text:p><text:p text:style-name="P21"><text:span text:style-name="T20"/></text:p><text:p text:style-name="P21"><text:span text:style-name="T18"><text:s text:c="4"/></text:span><text:span text:style-name="T19">@Override</text:span></text:p><text:p text:style-name="P21"><text:span text:style-name="T18"><text:s text:c="4"/></text:span><text:span text:style-name="T17">protected</text:span><text:span text:style-name="T18"> </text:span><text:span text:style-name="T17">boolean</text:span><text:span text:style-name="T18"> shoudReplace(BufferFrame currentVictim, BufferFrame frame) {</text:span></text:p><text:p text:style-name="P21"><text:span text:style-name="T18"><text:s text:c="8"/></text:span><text:span text:style-name="T18">TrackedUsageBufferFrame current = (TrackedUsageBufferFrame) currentVictim;</text:span></text:p><text:p text:style-name="P21"><text:span text:style-name="T18"><text:s text:c="8"/></text:span><text:span text:style-name="T18">TrackedUsageBufferFrame other = (TrackedUsageBufferFrame) frame;</text:span></text:p><text:p text:style-name="P21"><text:span text:style-name="T18"><text:s text:c="8"/></text:span><text:span text:style-name="T17">return</text:span><text:span text:style-name="T18"> other.getLastReferenceDate().after(current.getLastReferenceDate());</text:span></text:p><text:p text:style-name="P21"><text:span text:style-name="T18"><text:s text:c="4"/></text:span><text:span text:style-name="T18">}</text:span></text:p><text:p text:style-name="P21"><text:span text:style-name="T20"/></text:p><text:p text:style-name="P21"><text:span text:style-name="T18">}</text:span></text:p></draw:text-box></draw:frame>Extracto <text:sequence text:ref-name="refExtracto3" text:name="Extracto" text:formula="ooow:Extracto+1" style:num-format="1">4</text:sequence>: MRUReplacementStrategy, que devuelve el frame con fecha de última referencia más reciente</text:p></draw:text-box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9">EVALUACIÓN DE LAS ESTRATEGIAS</text:p>
      <text:p text:style-name="P6">Como se dijo anteriormente, se deseaba evaluar el desempeño de las tres estrategias en casos de uso bastante comunes para un motor de bases de datos: <text:span text:style-name="T3">file scan, index scan clustered, index scan unclustered</text:span> y <text:span text:style-name="T3">block nested loop join.</text:span></text:p>
      <text:p text:style-name="P6">Se contaba con un generador, que según ciertos parámetros generaba los pedidos de páginas para trazas representativas de los casos anteriores.</text:p>
      <text:p text:style-name="P6">Se modificó la clase <text:span text:style-name="T3">ubadb.apps.bufferManagement.BufferManagementEvaluator</text:span> para generar los resultados presentados a continuación.</text:p>
      <text:p text:style-name="P6"/>
      <text:p text:style-name="P9">File Scan e Index Scan Clustered</text:p>
      <text:p text:style-name="P6">Estos casos presentan la particularidad de que en ningún momento se requiere volver a pedir páginas previamente utilizadas. <text:span text:style-name="T3">File Scan</text:span> recorre secuencialmente las páginas de un archivo, mientras que <text:span text:style-name="T3">Index Scan Clustered</text:span> hace un recorrido por el índice para localizar el archivo, y luego leerlo (también secuencialmente). Se esperaba, entonces, que el hit-rate se mantuviera en 0 para cualquier medición que realizáramos. Las mediciones corroboraron lo esperado: no hubo <text:span text:style-name="T3">hits</text:span> en el Buffer Manager para ninguna de las estrategias en pedidos de tamaños variados.</text:p>
      <text:p text:style-name="P6"/>
      <text:p text:style-name="P9">Block Nested Loop Join</text:p>
      <text:p text:style-name="P6">En este algoritmo de <text:span text:style-name="T3">join</text:span>, se carga una porción de la tabla <text:span text:style-name="T3">outer</text:span> a memoria, y se deja fija mientras se escanea secuencialmente toda la relación <text:span text:style-name="T3">inner.</text:span> Al finalizar, se realiza otra iteración, descargando de memoria la porción anterior y cargando una nueva de la tabla <text:span text:style-name="T3">outer.</text:span></text:p>
      <text:p text:style-name="P6">Se observó entonces que nunca iba a hacer falta pedir más de una vez ninguna página de <text:span text:style-name="T3">outer</text:span>, ya que mientras durara la iteración correspondiente a esa porción las páginas están marcadas como no reemplazables, por lo cuál nunca se bajan de memoria.</text:p>
      <text:p text:style-name="P6"/>
      <text:p text:style-name="P6">Se decidió realizar las pruebas con un tamaño de buffer fijo de 30 frames, dejando siempre porciones de tamaño 2 para <text:span text:style-name="T3">outer,</text:span> ya que se consideró que lo importante era variar el espacio disponible en buffer </text:p>
      <text:p text:style-name="P6"/>
      <text:p text:style-name="P6">Por lo tanto, la experimentación debía pasar por variar el espacio disponible en buffer para los bloques de la tabla <text:span text:style-name="T3">inner.</text:span> Se tomó un tamaño fijo de buffer (30 bloques) y se fue variando el tamaño asignado a las porciones de <text:span text:style-name="T3">outter</text:span>, para evaluar el desempeño según cuánto espacio quedaba disponible para la tabla inner. A su vez, se repitió el experimento para varios tamaños de <text:span text:style-name="T3">outter</text:span>, <text:s/>ya que a mañor tamaño se debían realizar más iteraciones.</text:p>
      <text:p text:style-name="P6"><text:soft-page-break/>Se presentan a continuación los resultados, en donde se grafica para distinta cantidad de iteraciones el hit-rate en función de cuál es la diferencia entre el espacio libre en buffer y el tamaño de la tabla <text:span text:style-name="T3">inner.</text:span> Es decir,</text:p>
      <text:p text:style-name="P6"/>
      <text:p text:style-name="P7"><text:span text:style-name="T3">diferencia</text:span> = (Tamaño<text:span text:style-name="T9">buffer</text:span> – Tamaño<text:span text:style-name="T9">bloqueOuter</text:span><text:span text:style-name="T11">) - <text:s/></text:span><text:span text:style-name="T10">Tamaño</text:span><text:span text:style-name="T9">inner</text:span></text:p>
      <text:p text:style-name="P12"/>
      <text:p text:style-name="P6"><text:span text:style-name="T11">Valores positivos de </text:span><text:span text:style-name="T12">diferencia</text:span><text:span text:style-name="T11"> significan que la tabla inner no entra entera en el buffer, por lo cual se deberán liberar frames dentro de una misma iteración. Cuando </text:span><text:span text:style-name="T12">diferencia </text:span><text:span text:style-name="T11">es menor o igual a 0, significa que entra la tabla entera, por lo cual no hará falta liberar bloques de la tabla a lo largo del algoritmo.</text:span></text:p>
      <text:p text:style-name="P13"><draw:frame draw:style-name="fr2" draw:name="Frame5" text:anchor-type="paragraph" svg:x="0.0598in" svg:y="0.1516in" svg:width="6.572in" draw:z-index="10"><draw:text-box fo:min-height="2.339in"><text:p text:style-name="P17"><draw:frame draw:style-name="fr4" draw:name="Object1" text:anchor-type="paragraph" svg:x="-0.048in" svg:y="0.0839in" svg:width="6.5063in" style:rel-width="98%" svg:height="2.0374in" style:rel-height="scale" draw:z-index="11"><draw:object xlink:href="./Object 1" xlink:type="simple" xlink:show="embed" xlink:actuate="onLoad"/><draw:image xlink:href="./ObjectReplacements/Object 1" xlink:type="simple" xlink:show="embed" xlink:actuate="onLoad"/></draw:frame>Gráfico <text:sequence text:ref-name="refGráfico0" text:name="Gráfico" text:formula="ooow:Gráfico+1" style:num-format="1">1</text:sequence>: Evaluación de BNLJ con 2 iteraciones</text:p></draw:text-box></draw:frame></text:p>
      <text:p text:style-name="P13"><draw:frame draw:style-name="fr3" draw:name="Frame6" text:anchor-type="paragraph" svg:width="6.6189in" draw:z-index="8"><draw:text-box fo:min-height="2.1437in"><text:p text:style-name="P17"><draw:frame draw:style-name="fr4" draw:name="Object2" text:anchor-type="paragraph" svg:x="-0.0661in" svg:y="0.0839in" svg:width="6.6189in" style:rel-width="100%" svg:height="1.8654in" style:rel-height="scale" draw:z-index="9"><draw:object xlink:href="./Object 2" xlink:type="simple" xlink:show="embed" xlink:actuate="onLoad"/><draw:image xlink:href="./ObjectReplacements/Object 2" xlink:type="simple" xlink:show="embed" xlink:actuate="onLoad"/></draw:frame>Gráfico <text:sequence text:ref-name="refGráfico1" text:name="Gráfico" text:formula="ooow:Gráfico+1" style:num-format="1">2</text:sequence>: Evaluación de BNLJ con 5 iteraciones</text:p></draw:text-box></draw:frame><draw:frame draw:style-name="fr2" draw:name="Frame7" text:anchor-type="paragraph" svg:x="0.0744in" svg:y="2.3492in" svg:width="6.5665in" draw:z-index="14"><draw:text-box fo:min-height="2.0217in"><text:p text:style-name="P17"><draw:frame draw:style-name="fr4" draw:name="Object3" text:anchor-type="paragraph" svg:x="-0.1165in" svg:y="0.2075in" svg:width="6.6835in" style:rel-width="101%" svg:height="1.7547in" style:rel-height="scale" draw:z-index="15"><draw:object xlink:href="./Object 3" xlink:type="simple" xlink:show="embed" xlink:actuate="onLoad"/><draw:image xlink:href="./ObjectReplacements/Object 3" xlink:type="simple" xlink:show="embed" xlink:actuate="onLoad"/></draw:frame>Gráfico <text:sequence text:ref-name="refGráfico2" text:name="Gráfico" text:formula="ooow:Gráfico+1" style:num-format="1">3</text:sequence>: Evaluación de BNLJ con 10 iteraciones</text:p></draw:text-box></draw:frame></text:p>
      <text:p text:style-name="P13"/>
      <text:p text:style-name="P14"><text:soft-page-break/>Se ve un comportamiento similar a medida que aumenta la cantidad de iteraciones. En todos los casos el mayor hit-rate es alcanzado por la estrategia <text:span text:style-name="T3">MRU.</text:span> Para valores pequeños de <text:span text:style-name="T3">diferencia </text:span>(cuando la tabla <text:span text:style-name="T3">inner</text:span>) cable completamente en buffer las otras dos estrategias logran también valores similares. Sin embargo, en el momento que es necesario empezar a reemplazar se ve que tanto <text:span text:style-name="T3">LRU</text:span> como <text:span text:style-name="T3">FIFO</text:span> caen súbitamente a 0.</text:p>
      <text:p text:style-name="P14">Esto se puede explicar sencillamente con un ejemplo. Supongamos que tenemos un buffer de 5 frames, con dos frames destinados a los bloques de <text:span text:style-name="T3">outer</text:span>. Asumamos también que <text:span text:style-name="T3">inner</text:span> ocupa un total de 4 bloques. Esto nos da un espacio de 3 frames que se utilizarán para ubicar bloques de <text:span text:style-name="T3">inner</text:span> a lo largo de cada iteración.</text:p>
      <text:p text:style-name="P14">Evidentemente, los primeros tres bloques (IN<text:span text:style-name="T8">1</text:span>, IN<text:span text:style-name="T8">2</text:span>, IN<text:span text:style-name="T8">3</text:span>) de <text:span text:style-name="T3">inner</text:span> serán ubicados en los estos frames libres. Al traer de disco el siguiente bloque (IN<text:span text:style-name="T8">4</text:span>), se apela a la estrategia de reemplazo para evaluar cuál de los bloques se debe reemplazar. Tanto <text:span text:style-name="T3">FIFO</text:span> como <text:span text:style-name="T3">LRU </text:span>elegirán IN<text:span text:style-name="T8">1</text:span>, ya que es tanto la más antigua como la que menos recientemente se usó, por lo cuál este bloque sale del buffer y se reemplaza con IN<text:span text:style-name="T8">4</text:span>.</text:p>
      <text:p text:style-name="P14">Como ya se terminó de recorrer <text:span text:style-name="T3">inner</text:span>, se reemplaza los bloques de <text:span text:style-name="T3">outer</text:span> por otros nuevos, y se comienza a recorrer <text:span text:style-name="T3">inner</text:span> nuevamente desde el principio. En este momento tenemos en buffer los bloques IN<text:span text:style-name="T8">2</text:span>, IN<text:span text:style-name="T8">3</text:span>, IN<text:span text:style-name="T8">4</text:span> , pero se desea traer de disco IN<text:span text:style-name="T8">1</text:span>. Aquí ambas estrategias harán que se elimine del buffer IN<text:span text:style-name="T8">2</text:span>. Se ve aquí cómo <text:span text:style-name="T3">FIFO</text:span> y <text:span text:style-name="T3">LRU</text:span> siempre optarán por bajar del buffer justo el próximo bloque a pedir, lo que causa el hit rate igual a 0.</text:p>
      <text:p text:style-name="P14">Por su parte, <text:span text:style-name="T3">MRU</text:span> siempre bajará del buffer el último bloque usado, que será el último en ser pedido nuevamente. Para este algoritmo, <text:span text:style-name="T3">MRU</text:span> <text:s/>siempre tiende a conservar los bloques que se volverán a pedir más prontamente, lo que explica el hit elevado.</text:p>
      <text:p text:style-name="P14"/>
      <text:p text:style-name="P15">Index Scan Unclustered</text:p>
      <text:p text:style-name="P14">Las trazas generadas en este patrón de uso siempre comienzan con un recorrido por el índice, tras lo cuál se sigue una serie de pedidos aleatorios sobre los bloques correspondientes a un archivo. Para evaluar las distintas estrategias se realizaron mediciones para distintos tamaños de buffer y cantidades de bloques a leer del archivo. Los resultados pueden verse en <text:span text:style-name="T3">Gráfico 4</text:span>.</text:p>
      <text:p text:style-name="P14">A diferencia del caso anterior, no se ve aquí que ninguna estrategia sea claramente superior al resto. Esto se debe a la naturaleza aleatoria de las trazas: los <text:span text:style-name="T3">hits </text:span>se producirán con pedidos de bloques ya presentes en buffer, pero sin importar la estrategia siempre podría ocurrir que el próximo bloque pedido sea el que se acaba de borrar.</text:p>
      <text:p text:style-name="P14">Se ve una tendencia a hit-rates mayores cuando se aumenta el tamaño del buffer, pero esto se debe sólamente a que al ser más grande el buffer aumenta la probabilidad de que los bloques pedidos estén en memoria.</text:p>
      <text:p text:style-name="P14"><text:soft-page-break/></text:p>
      <text:p text:style-name="P14"><draw:frame draw:style-name="fr2" draw:name="Frame8" text:anchor-type="paragraph" svg:x="-0.0535in" svg:y="-0.0945in" svg:width="6.8in" draw:z-index="12"><draw:text-box fo:min-height="3.1165in"><text:p text:style-name="P17"><draw:frame draw:style-name="fr5" draw:name="Object4" text:anchor-type="paragraph" svg:x="0.0016in" svg:y="0.0008in" svg:width="7.2335in" style:rel-width="100%" svg:height="3.5425in" style:rel-height="scale" draw:z-index="13"><draw:object xlink:href="./Object 4" xlink:type="simple" xlink:show="embed" xlink:actuate="onLoad"/><draw:image xlink:href="./ObjectReplacements/Object 4" xlink:type="simple" xlink:show="embed" xlink:actuate="onLoad"/></draw:frame>Gráfico <text:sequence text:ref-name="refGráfico3" text:name="Gráfico" text:formula="ooow:Gráfico+1" style:num-format="1">4</text:sequence>: Evaluación de Index Scan Unclustered</text:p></draw:text-box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Monaco" svg:font-family="Monaco" style:font-family-generic="modern" style:font-pitch="fixed"/>
    <style:font-face style:name="Baghdad" svg:font-family="Baghdad" style:font-pitch="variable"/>
    <style:font-face style:name="Arial Unicode MS1" svg:font-family="'Arial Unicode MS'" style:font-family-generic="modern" style:font-pitch="variable"/>
    <style:font-face style:name="Monaco1" svg:font-family="Monaco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xtracto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áfico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5T23:10:11</meta:creation-date>
    <dc:date>2011-11-16T02:38:47</dc:date>
    <meta:editing-duration>PT2H50M30S</meta:editing-duration>
    <meta:editing-cycles>222</meta:editing-cycles>
    <meta:generator>LibreOffice/3.3$Unix LibreOffice_project/330m19$Build-6</meta:generator>
    <meta:document-statistic meta:table-count="0" meta:image-count="0" meta:object-count="4" meta:page-count="6" meta:paragraph-count="45" meta:word-count="1377" meta:character-count="83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58cm" svg:height="5.122cm" xlink:href="." xlink:type="simple" chart:class="chart:line" chart:style-name="ch1">
        <chart:legend chart:legend-position="end" svg:x="14.757cm" svg:y="1.817cm" chart:style-name="ch2"/>
        <chart:plot-area chart:style-name="ch3" chart:data-source-has-labels="both" svg:x="1.318cm" svg:y="0.543cm" svg:width="12.785cm" svg:height="3.516cm">
          <chartooo:coordinate-region svg:x="2.058cm" svg:y="0.742cm" svg:width="11.845cm" svg:height="2.671cm"/>
          <chart:axis chart:dimension="x" chart:name="primary-x" chart:style-name="ch4">
            <chart:title svg:x="6.965cm" svg:y="4.161cm" chart:style-name="ch5">
              <text:p>diferencia</text:p>
            </chart:title>
            <chart:categories table:cell-range-address="local-table.$A$2:.$A$22"/>
          </chart:axis>
          <chart:axis chart:dimension="y" chart:name="primary-y" chart:style-name="ch4">
            <chart:title svg:x="0.451cm" svg:y="2.848cm" chart:style-name="ch6">
              <text:p>hit rate</text:p>
            </chart:title>
            <chart:grid chart:style-name="ch7" chart:class="major"/>
          </chart:axis>
          <chart:series chart:style-name="ch8" chart:values-cell-range-address="local-table.$B$2:.$B$22" chart:label-cell-address="local-table.$B$1" chart:class="chart:line">
            <chart:data-point chart:repeated="21"/>
          </chart:series>
          <chart:series chart:style-name="ch9" chart:values-cell-range-address="local-table.$C$2:.$C$22" chart:label-cell-address="local-table.$C$1" chart:class="chart:line">
            <chart:data-point chart:repeated="21"/>
          </chart:series>
          <chart:series chart:style-name="ch10" chart:values-cell-range-address="local-table.$D$2:.$D$22" chart:label-cell-address="local-table.$D$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</table:table-cell>
              <table:table-cell office:value-type="string">
                <text:p>LRU</text:p>
              </table:table-cell>
              <table:table-cell office:value-type="string">
                <text:p>MRU</text:p>
              </table:table-cell>
            </table:table-row>
          </table:table-header-rows>
          <table:table-rows>
            <table:table-row>
              <table:table-cell office:value-type="string">
                <text:p>-1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0.452380952380952">
                <text:p>0.45238095238095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456521739130435">
                <text:p>0.456521739130435</text:p>
              </table:table-cell>
              <table:table-cell office:value-type="float" office:value="0.456521739130435">
                <text:p>0.456521739130435</text:p>
              </table:table-cell>
              <table:table-cell office:value-type="float" office:value="0.456521739130435">
                <text:p>0.456521739130435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464285714285714">
                <text:p>0.46428571428571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46551724137931">
                <text:p>0.46551724137931</text:p>
              </table:table-cell>
              <table:table-cell office:value-type="float" office:value="0">
                <text:p>0</text:p>
              </table:table-cell>
              <table:table-cell office:value-type="float" office:value="0.46551724137931">
                <text:p>0.4655172413793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">
                <text:p>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8378378378378">
                <text:p>0.378378378378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11cm" svg:height="4.737cm" xlink:href="." xlink:type="simple" chart:class="chart:line" chart:style-name="ch1">
        <chart:legend chart:legend-position="end" svg:x="15.21cm" svg:y="1.624cm" chart:style-name="ch2"/>
        <chart:plot-area chart:style-name="ch3" chart:data-source-has-labels="both" svg:x="1.327cm" svg:y="0.511cm" svg:width="13.211cm" svg:height="3.171cm">
          <chartooo:coordinate-region svg:x="2.067cm" svg:y="0.71cm" svg:width="12.271cm" svg:height="2.326cm"/>
          <chart:axis chart:dimension="x" chart:name="primary-x" chart:style-name="ch4">
            <chart:title svg:x="7.187cm" svg:y="3.776cm" chart:style-name="ch5">
              <text:p>diferencia</text:p>
            </chart:title>
            <chart:categories table:cell-range-address="local-table.$A$2:.$A$22"/>
          </chart:axis>
          <chart:axis chart:dimension="y" chart:name="primary-y" chart:style-name="ch4">
            <chart:title svg:x="0.451cm" svg:y="2.643cm" chart:style-name="ch6">
              <text:p>hit rate</text:p>
            </chart:title>
            <chart:grid chart:style-name="ch7" chart:class="major"/>
          </chart:axis>
          <chart:series chart:style-name="ch8" chart:values-cell-range-address="local-table.$B$2:.$B$22" chart:label-cell-address="local-table.$B$1" chart:class="chart:line">
            <chart:data-point chart:repeated="21"/>
          </chart:series>
          <chart:series chart:style-name="ch9" chart:values-cell-range-address="local-table.$C$2:.$C$22" chart:label-cell-address="local-table.$C$1" chart:class="chart:line">
            <chart:data-point chart:repeated="21"/>
          </chart:series>
          <chart:series chart:style-name="ch10" chart:values-cell-range-address="local-table.$D$2:.$D$22" chart:label-cell-address="local-table.$D$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</table:table-cell>
              <table:table-cell office:value-type="string">
                <text:p>LRU</text:p>
              </table:table-cell>
              <table:table-cell office:value-type="string">
                <text:p>MRU</text:p>
              </table:table-cell>
            </table:table-row>
          </table:table-header-rows>
          <table:table-rows>
            <table:table-row>
              <table:table-cell office:value-type="string">
                <text:p>-1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723809523809524">
                <text:p>0.72380952380952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730434782608696">
                <text:p>0.730434782608696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552">
                <text:p>0.552</text:p>
              </table:table-cell>
              <table:table-cell office:value-type="float" office:value="0.736">
                <text:p>0.736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553846153846154">
                <text:p>0.553846153846154</text:p>
              </table:table-cell>
              <table:table-cell office:value-type="float" office:value="0.738461538461539">
                <text:p>0.738461538461539</text:p>
              </table:table-cell>
              <table:table-cell office:value-type="float" office:value="0.738461538461539">
                <text:p>0.738461538461539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557142857142857">
                <text:p>0.557142857142857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372413793103448">
                <text:p>0.372413793103448</text:p>
              </table:table-cell>
              <table:table-cell office:value-type="float" office:value="0">
                <text:p>0</text:p>
              </table:table-cell>
              <table:table-cell office:value-type="float" office:value="0.744827586206897">
                <text:p>0.74482758620689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">
                <text:p>0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258064516129">
                <text:p>0.722580645161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8787878787879">
                <text:p>0.678787878787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8823529411765">
                <text:p>0.658823529411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5405405405405">
                <text:p>0.605405405405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9473684210526">
                <text:p>0.589473684210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4358974358974">
                <text:p>0.574358974358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44cm" svg:height="4.421cm" xlink:href="." xlink:type="simple" chart:class="chart:line" chart:style-name="ch1">
        <chart:legend chart:legend-position="end" svg:x="15.243cm" svg:y="1.466cm" chart:style-name="ch2"/>
        <chart:plot-area chart:style-name="ch3" chart:data-source-has-labels="both" svg:x="1.327cm" svg:y="0.487cm" svg:width="13.244cm" svg:height="2.885cm">
          <chartooo:coordinate-region svg:x="2.067cm" svg:y="0.686cm" svg:width="12.304cm" svg:height="2.04cm"/>
          <chart:axis chart:dimension="x" chart:name="primary-x" chart:style-name="ch4">
            <chart:title svg:x="7.204cm" svg:y="3.46cm" chart:style-name="ch5">
              <text:p>diferencia</text:p>
            </chart:title>
            <chart:categories table:cell-range-address="local-table.$A$2:.$A$22"/>
          </chart:axis>
          <chart:axis chart:dimension="y" chart:name="primary-y" chart:style-name="ch4">
            <chart:title svg:x="0.451cm" svg:y="2.476cm" chart:style-name="ch6">
              <text:p>hit rate</text:p>
            </chart:title>
            <chart:grid chart:style-name="ch7" chart:class="major"/>
          </chart:axis>
          <chart:series chart:style-name="ch8" chart:values-cell-range-address="local-table.$B$2:.$B$22" chart:label-cell-address="local-table.$B$1" chart:class="chart:line">
            <chart:data-point chart:repeated="21"/>
          </chart:series>
          <chart:series chart:style-name="ch9" chart:values-cell-range-address="local-table.$C$2:.$C$22" chart:label-cell-address="local-table.$C$1" chart:class="chart:line">
            <chart:data-point chart:repeated="21"/>
          </chart:series>
          <chart:series chart:style-name="ch10" chart:values-cell-range-address="local-table.$D$2:.$D$22" chart:label-cell-address="local-table.$D$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</table:table-cell>
              <table:table-cell office:value-type="string">
                <text:p>LRU</text:p>
              </table:table-cell>
              <table:table-cell office:value-type="string">
                <text:p>MRU</text:p>
              </table:table-cell>
            </table:table-row>
          </table:table-header-rows>
          <table:table-rows>
            <table:table-row>
              <table:table-cell office:value-type="string">
                <text:p>-10</text:p>
              </table:table-cell>
              <table:table-cell office:value-type="float" office:value="0.72">
                <text:p>0.72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814285714285714">
                <text:p>0.814285714285714</text:p>
              </table:table-cell>
              <table:table-cell office:value-type="float" office:value="0.814285714285714">
                <text:p>0.81428571428571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821739130434782">
                <text:p>0.821739130434782</text:p>
              </table:table-cell>
              <table:table-cell office:value-type="float" office:value="0.821739130434782">
                <text:p>0.821739130434782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644">
                <text:p>0.644</text:p>
              </table:table-cell>
              <table:table-cell office:value-type="float" office:value="0.828">
                <text:p>0.82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646153846153846">
                <text:p>0.646153846153846</text:p>
              </table:table-cell>
              <table:table-cell office:value-type="float" office:value="0.830769230769231">
                <text:p>0.830769230769231</text:p>
              </table:table-cell>
              <table:table-cell office:value-type="float" office:value="0.830769230769231">
                <text:p>0.830769230769231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557142857142857">
                <text:p>0.557142857142857</text:p>
              </table:table-cell>
              <table:table-cell office:value-type="float" office:value="0.835714285714286">
                <text:p>0.835714285714286</text:p>
              </table:table-cell>
              <table:table-cell office:value-type="float" office:value="0.835714285714286">
                <text:p>0.835714285714286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46551724137931">
                <text:p>0.46551724137931</text:p>
              </table:table-cell>
              <table:table-cell office:value-type="float" office:value="0">
                <text:p>0</text:p>
              </table:table-cell>
              <table:table-cell office:value-type="float" office:value="0.837931034482759">
                <text:p>0.83793103448275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12903225806452">
                <text:p>0.8129032258064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63636363636364">
                <text:p>0.76363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41176470588235">
                <text:p>0.741176470588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1081081081081">
                <text:p>0.681081081081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3157894736842">
                <text:p>0.663157894736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6153846153846">
                <text:p>0.646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0066c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cm" svg:height="8.323cm" xlink:href="." xlink:type="simple" chart:class="chart:bar" chart:style-name="ch1">
        <chart:legend chart:legend-position="end" svg:x="15.399cm" svg:y="3.417cm" chart:style-name="ch2"/>
        <chart:plot-area chart:style-name="ch3" chart:data-source-has-labels="both" svg:x="1.331cm" svg:y="1.34cm" svg:width="13.388cm" svg:height="5.856cm">
          <chartooo:coordinate-region svg:x="2.258cm" svg:y="1.54cm" svg:width="12.461cm" svg:height="4.613cm"/>
          <chart:axis chart:dimension="x" chart:name="primary-x" chart:style-name="ch4">
            <chart:title svg:x="5.94cm" svg:y="7.362cm" chart:style-name="ch5">
              <text:p>cantidad de bloques pedidos</text:p>
            </chart:title>
            <chart:categories table:cell-range-address="local-table.$A$2:.$A$21"/>
          </chart:axis>
          <chart:axis chart:dimension="x" chart:name="secondary-x" chart:style-name="ch6">
            <chart:title svg:x="14.996cm" svg:y="6.371cm" chart:style-name="ch7">
              <text:p>buffer</text:p>
            </chart:title>
          </chart:axis>
          <chart:axis chart:dimension="y" chart:name="primary-y" chart:style-name="ch8">
            <chart:title svg:x="0.451cm" svg:y="4.815cm" chart:style-name="ch9">
              <text:p>hit rate</text:p>
            </chart:title>
            <chart:grid chart:style-name="ch10" chart:class="major"/>
          </chart:axis>
          <chart:series chart:style-name="ch11" chart:values-cell-range-address="local-table.$B$2:.$B$21" chart:label-cell-address="local-table.$B$1" chart:class="chart:bar">
            <chart:data-point chart:repeated="20"/>
          </chart:series>
          <chart:series chart:style-name="ch12" chart:values-cell-range-address="local-table.$C$2:.$C$21" chart:label-cell-address="local-table.$C$1" chart:class="chart:bar">
            <chart:data-point chart:repeated="20"/>
          </chart:series>
          <chart:series chart:style-name="ch13" chart:values-cell-range-address="local-table.$D$2:.$D$21" chart:label-cell-address="local-table.$D$1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</table:table-cell>
              <table:table-cell office:value-type="string">
                <text:p>LRU</text:p>
              </table:table-cell>
              <table:table-cell office:value-type="string">
                <text:p>MRU</text:p>
              </table:table-cell>
            </table:table-row>
          </table:table-header-rows>
          <table:table-rows>
            <table:table-row>
              <table:table-cell office:value-type="string">
                <text:p>20 4</text:p>
                <text:list>
                  <text:list-item>
                    <text:p>2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869565217391">
                <text:p>0.0869565217391</text:p>
              </table:table-cell>
              <table:table-cell office:value-type="float" office:value="0.0869565217391">
                <text:p>0.0869565217391</text:p>
              </table:table-cell>
              <table:table-cell office:value-type="float" office:value="0.0434782608696">
                <text:p>0.0434782608696</text:p>
              </table:table-cell>
            </table:table-row>
            <table:table-row>
              <table:table-cell office:value-type="string">
                <text:p>20 20</text:p>
                <text:list>
                  <text:list-item>
                    <text:p>2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73913043478">
                <text:p>0.173913043478</text:p>
              </table:table-cell>
              <table:table-cell office:value-type="float" office:value="0.173913043478">
                <text:p>0.173913043478</text:p>
              </table:table-cell>
              <table:table-cell office:value-type="float" office:value="0.173913043478">
                <text:p>0.173913043478</text:p>
              </table:table-cell>
            </table:table-row>
            <table:table-row>
              <table:table-cell office:value-type="string">
                <text:p>20 80</text:p>
                <text:list>
                  <text:list-item>
                    <text:p>2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217391304348">
                <text:p>0.217391304348</text:p>
              </table:table-cell>
              <table:table-cell office:value-type="float" office:value="0.217391304348">
                <text:p>0.217391304348</text:p>
              </table:table-cell>
              <table:table-cell office:value-type="float" office:value="0.217391304348">
                <text:p>0.217391304348</text:p>
              </table:table-cell>
            </table:table-row>
            <table:table-row>
              <table:table-cell office:value-type="string">
                <text:p>20 120</text:p>
                <text:list>
                  <text:list-item>
                    <text:p>2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130434782609">
                <text:p>0.130434782609</text:p>
              </table:table-cell>
              <table:table-cell office:value-type="float" office:value="0.130434782609">
                <text:p>0.130434782609</text:p>
              </table:table-cell>
              <table:table-cell office:value-type="float" office:value="0.130434782609">
                <text:p>0.130434782609</text:p>
              </table:table-cell>
            </table:table-row>
            <table:table-row>
              <table:table-cell office:value-type="string">
                <text:p>50 4</text:p>
                <text:list>
                  <text:list-item>
                    <text:p>5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188679245283">
                <text:p>0.0188679245283</text:p>
              </table:table-cell>
              <table:table-cell office:value-type="float" office:value="0.0188679245283">
                <text:p>0.0188679245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 20</text:p>
                <text:list>
                  <text:list-item>
                    <text:p>5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0943396226415">
                <text:p>0.0943396226415</text:p>
              </table:table-cell>
              <table:table-cell office:value-type="float" office:value="0.0943396226415">
                <text:p>0.0943396226415</text:p>
              </table:table-cell>
              <table:table-cell office:value-type="float" office:value="0.0754716981132">
                <text:p>0.0754716981132</text:p>
              </table:table-cell>
            </table:table-row>
            <table:table-row>
              <table:table-cell office:value-type="string">
                <text:p>50 80</text:p>
                <text:list>
                  <text:list-item>
                    <text:p>5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50943396226">
                <text:p>0.150943396226</text:p>
              </table:table-cell>
              <table:table-cell office:value-type="float" office:value="0.150943396226">
                <text:p>0.150943396226</text:p>
              </table:table-cell>
              <table:table-cell office:value-type="float" office:value="0.150943396226">
                <text:p>0.150943396226</text:p>
              </table:table-cell>
            </table:table-row>
            <table:table-row>
              <table:table-cell office:value-type="string">
                <text:p>50 120</text:p>
                <text:list>
                  <text:list-item>
                    <text:p>5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188679245283">
                <text:p>0.188679245283</text:p>
              </table:table-cell>
              <table:table-cell office:value-type="float" office:value="0.188679245283">
                <text:p>0.188679245283</text:p>
              </table:table-cell>
              <table:table-cell office:value-type="float" office:value="0.188679245283">
                <text:p>0.188679245283</text:p>
              </table:table-cell>
            </table:table-row>
            <table:table-row>
              <table:table-cell office:value-type="string">
                <text:p>80 4</text:p>
                <text:list>
                  <text:list-item>
                    <text:p>8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361445783133">
                <text:p>0.0361445783133</text:p>
              </table:table-cell>
              <table:table-cell office:value-type="float" office:value="0.0361445783133">
                <text:p>0.0361445783133</text:p>
              </table:table-cell>
              <table:table-cell office:value-type="float" office:value="0.0120481927711">
                <text:p>0.0120481927711</text:p>
              </table:table-cell>
            </table:table-row>
            <table:table-row>
              <table:table-cell office:value-type="string">
                <text:p>80 20</text:p>
                <text:list>
                  <text:list-item>
                    <text:p>8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0843373494">
                <text:p>0.10843373494</text:p>
              </table:table-cell>
              <table:table-cell office:value-type="float" office:value="0.120481927711">
                <text:p>0.120481927711</text:p>
              </table:table-cell>
              <table:table-cell office:value-type="float" office:value="0.10843373494">
                <text:p>0.10843373494</text:p>
              </table:table-cell>
            </table:table-row>
            <table:table-row>
              <table:table-cell office:value-type="string">
                <text:p>80 80</text:p>
                <text:list>
                  <text:list-item>
                    <text:p>8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228915662651">
                <text:p>0.228915662651</text:p>
              </table:table-cell>
              <table:table-cell office:value-type="float" office:value="0.228915662651">
                <text:p>0.228915662651</text:p>
              </table:table-cell>
              <table:table-cell office:value-type="float" office:value="0.228915662651">
                <text:p>0.228915662651</text:p>
              </table:table-cell>
            </table:table-row>
            <table:table-row>
              <table:table-cell office:value-type="string">
                <text:p>80 120</text:p>
                <text:list>
                  <text:list-item>
                    <text:p>8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40963855422">
                <text:p>0.240963855422</text:p>
              </table:table-cell>
              <table:table-cell office:value-type="float" office:value="0.240963855422">
                <text:p>0.240963855422</text:p>
              </table:table-cell>
              <table:table-cell office:value-type="float" office:value="0.240963855422">
                <text:p>0.240963855422</text:p>
              </table:table-cell>
            </table:table-row>
            <table:table-row>
              <table:table-cell office:value-type="string">
                <text:p>100 4</text:p>
                <text:list>
                  <text:list-item>
                    <text:p>10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20</text:p>
                <text:list>
                  <text:list-item>
                    <text:p>10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06796116505">
                <text:p>0.106796116505</text:p>
              </table:table-cell>
              <table:table-cell office:value-type="float" office:value="0.106796116505">
                <text:p>0.106796116505</text:p>
              </table:table-cell>
              <table:table-cell office:value-type="float" office:value="0.0873786407767">
                <text:p>0.0873786407767</text:p>
              </table:table-cell>
            </table:table-row>
            <table:table-row>
              <table:table-cell office:value-type="string">
                <text:p>100 80</text:p>
                <text:list>
                  <text:list-item>
                    <text:p>10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45631067961">
                <text:p>0.145631067961</text:p>
              </table:table-cell>
              <table:table-cell office:value-type="float" office:value="0.145631067961">
                <text:p>0.145631067961</text:p>
              </table:table-cell>
              <table:table-cell office:value-type="float" office:value="0.145631067961">
                <text:p>0.145631067961</text:p>
              </table:table-cell>
            </table:table-row>
            <table:table-row>
              <table:table-cell office:value-type="string">
                <text:p>100 120</text:p>
                <text:list>
                  <text:list-item>
                    <text:p>10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42718446602">
                <text:p>0.242718446602</text:p>
              </table:table-cell>
              <table:table-cell office:value-type="float" office:value="0.242718446602">
                <text:p>0.242718446602</text:p>
              </table:table-cell>
              <table:table-cell office:value-type="float" office:value="0.242718446602">
                <text:p>0.242718446602</text:p>
              </table:table-cell>
            </table:table-row>
            <table:table-row>
              <table:table-cell office:value-type="string">
                <text:p>120 4</text:p>
                <text:list>
                  <text:list-item>
                    <text:p>12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243902439024">
                <text:p>0.0243902439024</text:p>
              </table:table-cell>
              <table:table-cell office:value-type="float" office:value="0.0243902439024">
                <text:p>0.0243902439024</text:p>
              </table:table-cell>
              <table:table-cell office:value-type="float" office:value="0.0162601626016">
                <text:p>0.0162601626016</text:p>
              </table:table-cell>
            </table:table-row>
            <table:table-row>
              <table:table-cell office:value-type="string">
                <text:p>120 20</text:p>
                <text:list>
                  <text:list-item>
                    <text:p>12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13821138211">
                <text:p>0.113821138211</text:p>
              </table:table-cell>
              <table:table-cell office:value-type="float" office:value="0.113821138211">
                <text:p>0.113821138211</text:p>
              </table:table-cell>
              <table:table-cell office:value-type="float" office:value="0.0243902439024">
                <text:p>0.0243902439024</text:p>
              </table:table-cell>
            </table:table-row>
            <table:table-row>
              <table:table-cell office:value-type="string">
                <text:p>120 80</text:p>
                <text:list>
                  <text:list-item>
                    <text:p>12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9512195122">
                <text:p>0.19512195122</text:p>
              </table:table-cell>
            </table:table-row>
            <table:table-row>
              <table:table-cell office:value-type="string">
                <text:p>120 120</text:p>
                <text:list>
                  <text:list-item>
                    <text:p>12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35772357724">
                <text:p>0.235772357724</text:p>
              </table:table-cell>
              <table:table-cell office:value-type="float" office:value="0.235772357724">
                <text:p>0.235772357724</text:p>
              </table:table-cell>
              <table:table-cell office:value-type="float" office:value="0.235772357724">
                <text:p>0.2357723577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